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3" table:number-columns-repeated="6" table:default-cell-style-name="ce4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tricio Arteaga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colas Barrer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se Busto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tiana Concha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iro Cuevas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uardo de la Torre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drigo Duran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ego Escalona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ila Figueroa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carena Garay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loria Garrido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dra Henríquez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éctor Lagos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an Mendoza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istobal Molina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duardo Molina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 Molina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sis Muñoz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colas Muñoz Busto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colas Muñoz Garrido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ector Opazo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colas Parra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se Parra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onathan San Martín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ía Sepúlveda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a Tello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olfo Umaña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hesca Yévenes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sahac Zapata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0:08:06.268614280</meta:creation-date>
    <dc:date>2016-04-12T00:17:17.039458676</dc:date>
    <meta:editing-duration>PT9M9S</meta:editing-duration>
    <meta:editing-cycles>4</meta:editing-cycles>
    <meta:generator>LibreOffice/5.0.3.2$Linux_X86_64 LibreOffice_project/00m0$Build-2</meta:generator>
    <meta:document-statistic meta:table-count="1" meta:cell-count="71" meta:object-count="0"/>
  </office:meta>
</office:document-meta>
</file>